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bash</text:p>
      <text:p text:style-name="Standard"/>
      <text:p text:style-name="Standard">echo "Enter your first name: "</text:p>
      <text:p text:style-name="Standard">read name1</text:p>
      <text:p text:style-name="Standard">echo "Enter your second name: "</text:p>
      <text:p text:style-name="Standard">read name2</text:p>
      <text:p text:style-name="Standard">echo "Your full name is: $name1 $name2"</text:p>
      <text:p text:style-name="Standard"/>
      <text:p text:style-name="Standard"/>
      <text:p text:style-name="Standard">#!/bin/bash</text:p>
      <text:p text:style-name="Standard"/>
      <text:p text:style-name="Standard">echo "Enter a number to check prime: "</text:p>
      <text:p text:style-name="Standard">read num</text:p>
      <text:p text:style-name="Standard"/>
      <text:p text:style-name="Standard">i=2</text:p>
      <text:p text:style-name="Standard"/>
      <text:p text:style-name="Standard">while [ $i -lt $num ]</text:p>
      <text:p text:style-name="Standard">do</text:p>
      <text:p text:style-name="Standard"><text:tab/>r=`expr $num % $i`</text:p>
      <text:p text:style-name="Standard"><text:tab/>if [ $r -eq 0 ]</text:p>
      <text:p text:style-name="Standard"><text:tab/>then</text:p>
      <text:p text:style-name="Standard"><text:tab/>flag=0<text:tab/><text:tab/></text:p>
      <text:p text:style-name="Standard"><text:tab/>fi</text:p>
      <text:p text:style-name="Standard"><text:tab/>i=$(( $i + 1))</text:p>
      <text:p text:style-name="Standard">done</text:p>
      <text:p text:style-name="Standard"/>
      <text:p text:style-name="Standard">if [ "$flag" == 0 ]</text:p>
      <text:p text:style-name="Standard"><text:tab/>then</text:p>
      <text:p text:style-name="Standard"><text:tab/>echo "Not Prime Number"</text:p>
      <text:p text:style-name="Standard">else</text:p>
      <text:p text:style-name="Standard"><text:tab/>echo "Prime Number"</text:p>
      <text:p text:style-name="Standard">fi</text:p>
      <text:p text:style-name="Standard"/>
      <text:p text:style-name="Standard"/>
      <text:p text:style-name="Standard">#!/bin/bash</text:p>
      <text:p text:style-name="Standard"/>
      <text:p text:style-name="Standard">echo "Enter first number: "</text:p>
      <text:p text:style-name="Standard">read a</text:p>
      <text:p text:style-name="Standard">echo "Enter second number: "</text:p>
      <text:p text:style-name="Standard">read b</text:p>
      <text:p text:style-name="Standard"/>
      <text:p text:style-name="Standard">while [ i="y" ]</text:p>
      <text:p text:style-name="Standard">do</text:p>
      <text:p text:style-name="Standard"/>
      <text:p text:style-name="Standard"><text:s/>echo "1. Addition"</text:p>
      <text:p text:style-name="Standard"><text:s/>echo "2. Subtraction"</text:p>
      <text:p text:style-name="Standard"><text:s/>echo "3. Multiplication"</text:p>
      <text:p text:style-name="Standard"><text:s/>echo "4. Division"</text:p>
      <text:p text:style-name="Standard"><text:s/>echo "5. Exit"</text:p>
      <text:p text:style-name="Standard"><text:s/>read option</text:p>
      <text:p text:style-name="Standard"><text:tab/>case $option in</text:p>
      <text:p text:style-name="Standard"><text:tab/>1) sum=$(( $a + $b))</text:p>
      <text:p text:style-name="Standard"><text:tab/> <text:s text:c="2"/>echo "Summation of two digit is: $sum"</text:p>
      <text:p text:style-name="Standard"><text:soft-page-break/><text:tab/>;;</text:p>
      <text:p text:style-name="Standard"><text:tab/>2) sub=$(( $a - $b))</text:p>
      <text:p text:style-name="Standard"><text:tab/> <text:s text:c="2"/>echo "Subtraction of two digit is: $sub"</text:p>
      <text:p text:style-name="Standard"><text:tab/>;;</text:p>
      <text:p text:style-name="Standard"><text:tab/>3) mul=$(( $a * $b))</text:p>
      <text:p text:style-name="Standard"><text:tab/> <text:s text:c="2"/>echo "Multiplication of two digit is: $mul"</text:p>
      <text:p text:style-name="Standard"><text:tab/>;;</text:p>
      <text:p text:style-name="Standard"><text:tab/>4) div=$(( $a / $b))</text:p>
      <text:p text:style-name="Standard"><text:tab/> <text:s text:c="2"/>echo "Division of two digit is: $div"</text:p>
      <text:p text:style-name="Standard"><text:tab/>;;</text:p>
      <text:p text:style-name="Standard"><text:tab/>*) </text:p>
      <text:p text:style-name="Standard"><text:tab/> <text:s text:c="2"/>exit</text:p>
      <text:p text:style-name="Standard"><text:tab/>;;</text:p>
      <text:p text:style-name="Standard"><text:tab/>esac<text:tab/></text:p>
      <text:p text:style-name="Standard">done</text:p>
      <text:p text:style-name="Standard"/>
      <text:p text:style-name="Standard"/>
      <text:p text:style-name="Standard"/>
      <text:p text:style-name="Standard">#!/bin/bash</text:p>
      <text:p text:style-name="Standard"/>
      <text:p text:style-name="Standard">echo "Enter number to find sum of digits: "</text:p>
      <text:p text:style-name="Standard">read num</text:p>
      <text:p text:style-name="Standard"/>
      <text:p text:style-name="Standard">sn=0</text:p>
      <text:p text:style-name="Standard"/>
      <text:p text:style-name="Standard">while [ $num -gt 0 ]</text:p>
      <text:p text:style-name="Standard"/>
      <text:p text:style-name="Standard">do</text:p>
      <text:p text:style-name="Standard"/>
      <text:p text:style-name="Standard"><text:tab/>r=`expr $num % 10`</text:p>
      <text:p text:style-name="Standard"><text:tab/>sn=$(($sn + $r))</text:p>
      <text:p text:style-name="Standard"><text:tab/>num=$(($num / 10))</text:p>
      <text:p text:style-name="Standard"/>
      <text:p text:style-name="Standard">done</text:p>
      <text:p text:style-name="Standard"/>
      <text:p text:style-name="Standard">echo "Summation of the digit is: $sn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y name is Md. Anisur Rahman Rony"</text:p>
      <text:p text:style-name="Standard">Subjects: CAO, OS, SAD, Econom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9:38:46.360577078</meta:creation-date>
    <meta:generator>LibreOffice/6.0.3.2$Linux_X86_64 LibreOffice_project/00m0$Build-2</meta:generator>
    <dc:date>2018-12-09T09:44:03.385536712</dc:date>
    <meta:editing-duration>PT5M19S</meta:editing-duration>
    <meta:editing-cycles>4</meta:editing-cycles>
    <meta:document-statistic meta:table-count="0" meta:image-count="0" meta:object-count="0" meta:page-count="2" meta:paragraph-count="69" meta:word-count="224" meta:character-count="1128" meta:non-whitespace-character-count="919"/>
  </office:meta>
</office:document-meta>
</file>